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fo:font-size="22pt" officeooo:rsid="001f59cd" officeooo:paragraph-rsid="001f59cd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color="#000000" fo:font-size="22pt" officeooo:rsid="001f59cd" officeooo:paragraph-rsid="001f59cd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color="#000000" fo:font-size="16pt" officeooo:rsid="001f59cd" officeooo:paragraph-rsid="001f59cd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color="#000000" fo:font-size="16pt" officeooo:rsid="00205af5" officeooo:paragraph-rsid="00205af5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000000" fo:font-size="14pt" officeooo:rsid="001f59cd" officeooo:paragraph-rsid="001f59cd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officeooo:paragraph-rsid="001f59cd"/>
    </style:style>
    <style:style style:name="P7" style:family="paragraph" style:parent-style-name="Standard">
      <style:paragraph-properties fo:text-align="start" style:justify-single-word="false"/>
      <style:text-properties fo:color="#729fcf" fo:font-size="16pt" officeooo:rsid="001f59cd" officeooo:paragraph-rsid="001f59cd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color="#729fcf" fo:font-size="16pt" officeooo:rsid="001f59cd" officeooo:paragraph-rsid="00205af5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color="#729fcf" fo:font-size="16pt" officeooo:rsid="00205af5" officeooo:paragraph-rsid="00205af5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color="#127622" fo:font-size="14pt" officeooo:rsid="001f59cd" officeooo:paragraph-rsid="001f59cd" style:font-size-asian="12.25pt" style:font-size-complex="14pt"/>
    </style:style>
    <style:style style:name="T1" style:family="text">
      <style:text-properties officeooo:rsid="001f59cd"/>
    </style:style>
    <style:style style:name="T2" style:family="text">
      <style:text-properties fo:color="#000000" fo:font-size="14pt" officeooo:rsid="001f59cd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faire</text:p>
      <text:p text:style-name="P2"/>
      <text:p text:style-name="P9">Header:</text:p>
      <text:p text:style-name="P10">1:</text:p>
      <text:p text:style-name="P5">Logo</text:p>
      <text:p text:style-name="P5">Barre de recherche:</text:p>
      <text:p text:style-name="P5">Inscription</text:p>
      <text:p text:style-name="P5">Connexion</text:p>
      <text:p text:style-name="P5"/>
      <text:p text:style-name="P10">2:</text:p>
      <text:p text:style-name="P6"><text:span text:style-name="T2">Médiatheque, Trier par: , Historique.</text:span></text:p>
      <text:p text:style-name="P5">categorie</text:p>
      <text:p text:style-name="P5">genre</text:p>
      <text:p text:style-name="P5">auteur</text:p>
      <text:p text:style-name="P5">collection</text:p>
      <text:p text:style-name="P5">éditeur</text:p>
      <text:p text:style-name="P5"/>
      <text:p text:style-name="P8">Page d’acceuil:</text:p>
      <text:p text:style-name="P4"/>
      <text:p text:style-name="P3"/>
      <text:p text:style-name="P3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1:29:04.972926680</meta:creation-date>
    <dc:date>2022-04-19T12:18:14.649931776</dc:date>
    <meta:editing-duration>PT13M52S</meta:editing-duration>
    <meta:editing-cycles>1</meta:editing-cycles>
    <meta:document-statistic meta:table-count="0" meta:image-count="0" meta:object-count="0" meta:page-count="1" meta:paragraph-count="15" meta:word-count="23" meta:character-count="150" meta:non-whitespace-character-count="142"/>
    <meta:generator>LibreOffice/6.4.7.2$Linux_X86_64 LibreOffice_project/40$Build-2</meta:generator>
  </office:meta>
</office:document-meta>
</file>